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opacity="0%" draw:textarea-horizontal-align="center" draw:textarea-vertical-align="middle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249cm" fo:min-width="9.399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249cm" fo:min-width="9.6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249cm" fo:min-width="9.3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2cm" svg:height="39cm" svg:x="1cm" svg:y="0.5cm">
          <text:p/>
        </draw:rect>
        <draw:rect draw:style-name="gr2" draw:text-style-name="P2" draw:layer="layout" svg:width="26.2cm" svg:height="38cm" svg:x="1.5cm" svg:y="1cm">
          <text:p/>
        </draw:rect>
        <draw:rect draw:style-name="gr3" draw:text-style-name="P2" draw:layer="layout" svg:width="27.2cm" svg:height="2cm" svg:x="1cm" svg:y="39.5cm">
          <text:p/>
        </draw:rect>
        <draw:line draw:style-name="gr4" draw:text-style-name="P2" draw:layer="layout" svg:x1="3cm" svg:y1="39.5cm" svg:x2="3cm" svg:y2="41.5cm">
          <text:p/>
        </draw:line>
        <draw:line draw:style-name="gr4" draw:text-style-name="P2" draw:layer="layout" svg:x1="9.8cm" svg:y1="39.5cm" svg:x2="9.8cm" svg:y2="41.5cm">
          <text:p/>
        </draw:line>
        <draw:g>
          <draw:frame draw:style-name="gr5" draw:text-style-name="P3" draw:layer="layout" svg:width="1.184cm" svg:height="0.53cm" svg:x="19.967cm" svg:y="39.5cm">
            <draw:text-box>
              <text:p><text:span text:style-name="T1">Scale:</text:span></text:p>
            </draw:text-box>
          </draw:frame>
          <draw:frame draw:style-name="gr6" draw:text-style-name="P3" draw:layer="layout" svg:width="1.086cm" svg:height="0.53cm" svg:x="19.905cm" svg:y="40.5cm">
            <draw:text-box>
              <text:p><text:span text:style-name="T1">Date:</text:span></text:p>
            </draw:text-box>
          </draw:frame>
          <draw:line draw:style-name="gr4" draw:text-style-name="P2" draw:layer="layout" svg:x1="19.9cm" svg:y1="39.5cm" svg:x2="19.9cm" svg:y2="41.5cm">
            <text:p/>
          </draw:line>
          <draw:line draw:style-name="gr4" draw:text-style-name="P2" draw:layer="layout" svg:x1="19.9cm" svg:y1="40.5cm" svg:x2="22.3cm" svg:y2="40.5cm">
            <text:p/>
          </draw:line>
          <draw:line draw:style-name="gr4" draw:text-style-name="P2" draw:layer="layout" svg:x1="22.3cm" svg:y1="39.5cm" svg:x2="22.3cm" svg:y2="41.5cm">
            <text:p/>
          </draw:line>
        </draw:g>
        <draw:custom-shape draw:name="northarrow" draw:style-name="gr7" draw:text-style-name="P2" draw:layer="printed_elements" svg:width="1.6cm" svg:height="1.6cm" svg:x="1.2cm" svg:y="39.7cm">
          <text:p/>
          <draw:enhanced-geometry svg:viewBox="0 0 21600 21600" draw:type="rectangle" draw:enhanced-path="M 0 0 L 21600 0 21600 21600 0 21600 0 0 Z N"/>
        </draw:custom-shape>
        <draw:frame draw:name="comment1" draw:style-name="gr8" draw:text-style-name="P4" draw:layer="printed_elements" svg:width="9.899cm" svg:height="0.649cm" svg:x="9.901cm" svg:y="40.201cm">
          <draw:text-box>
            <text:p><text:span text:style-name="T2">comment1</text:span></text:p>
          </draw:text-box>
        </draw:frame>
        <draw:frame draw:name="title" draw:style-name="gr9" draw:text-style-name="P5" draw:layer="printed_elements" svg:width="10.1cm" svg:height="0.729cm" svg:x="9.8cm" svg:y="39.548cm">
          <draw:text-box>
            <text:p><text:span text:style-name="T3">title</text:span></text:p>
          </draw:text-box>
        </draw:frame>
        <draw:frame draw:name="comment2" draw:style-name="gr10" draw:text-style-name="P4" draw:layer="printed_elements" svg:width="9.898cm" svg:height="0.649cm" svg:x="9.902cm" svg:y="40.802cm">
          <draw:text-box>
            <text:p><text:span text:style-name="T2">comment2</text:span></text:p>
          </draw:text-box>
        </draw:frame>
        <draw:frame draw:name="scale" draw:style-name="gr11" draw:text-style-name="P6" draw:layer="printed_elements" svg:width="2.5cm" svg:height="0.729cm" svg:x="20cm" svg:y="39.808cm">
          <draw:text-box>
            <text:p><text:span text:style-name="T4">scale</text:span></text:p>
          </draw:text-box>
        </draw:frame>
        <draw:frame draw:name="date" draw:style-name="gr11" draw:text-style-name="P6" draw:layer="printed_elements" svg:width="2.5cm" svg:height="0.729cm" svg:x="20cm" svg:y="40.809cm">
          <draw:text-box>
            <text:p><text:span text:style-name="T4">date</text:span></text:p>
          </draw:text-box>
        </draw:frame>
        <draw:custom-shape draw:name="map" draw:style-name="gr12" draw:text-style-name="P2" draw:layer="printed_elements" svg:width="26.2cm" svg:height="38cm" svg:x="1.499cm" svg:y="0.9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12T11:55:35.856602202</dc:date>
    <meta:editing-duration>PT22H45M32S</meta:editing-duration>
    <meta:editing-cycles>86</meta:editing-cycles>
    <meta:generator>LibreOffice/4.2.6.3$Linux_X86_64 LibreOffice_project/420m0$Build-3</meta:generator>
    <meta:print-date>2011-02-28T13:07:22.05</meta:print-date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